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line-height="4%"/>
      <style:text-properties fo:font-size="10pt" style:font-size-asian="10pt"/>
    </style:style>
    <style:style style:name="P2" style:family="paragraph" style:parent-style-name="Frame_20_contents">
      <style:paragraph-properties fo:margin-left="0.028in" fo:margin-right="0in" fo:line-height="0.1701in" fo:text-indent="0in" style:auto-text-indent="false"/>
      <style:text-properties style:use-window-font-color="true"/>
    </style:style>
    <style:style style:name="P3" style:family="paragraph" style:parent-style-name="Standard">
      <style:paragraph-properties fo:margin-left="0in" fo:margin-right="0.028in" fo:margin-top="0in" fo:margin-bottom="0in" loext:contextual-spacing="false" fo:line-height="100%" fo:text-indent="0in" style:auto-text-indent="false"/>
      <style:text-properties fo:color="#1c1c1c" style:font-name="Cambria" fo:font-size="12pt" officeooo:paragraph-rsid="000bd994" style:font-size-asian="12pt" style:font-size-complex="12pt"/>
    </style:style>
    <style:style style:name="P4" style:family="paragraph" style:parent-style-name="Standard">
      <style:paragraph-properties fo:margin-left="0in" fo:margin-right="0.028in" fo:margin-top="0in" fo:margin-bottom="0in" loext:contextual-spacing="false" fo:line-height="100%" fo:text-indent="0in" style:auto-text-indent="false"/>
      <style:text-properties fo:color="#00b050" style:font-name="Cambria" fo:font-size="12pt" officeooo:rsid="0012307c" officeooo:paragraph-rsid="000d351f" style:font-size-asian="12pt" style:font-size-complex="12pt"/>
    </style:style>
    <style:style style:name="P5" style:family="paragraph" style:parent-style-name="Standard">
      <style:paragraph-properties fo:margin-left="0in" fo:margin-right="0.028in" fo:margin-top="0in" fo:margin-bottom="0in" loext:contextual-spacing="false" fo:line-height="100%" fo:text-indent="0in" style:auto-text-indent="false">
        <style:tab-stops>
          <style:tab-stop style:position="1.8925in"/>
        </style:tab-stops>
      </style:paragraph-properties>
      <style:text-properties fo:color="#00b050" style:font-name="Cambria" fo:font-size="12pt" officeooo:paragraph-rsid="000bd994" style:font-size-asian="12pt" style:font-size-complex="12pt"/>
    </style:style>
    <style:style style:name="P6" style:family="paragraph" style:parent-style-name="Standard">
      <style:paragraph-properties fo:margin-left="0in" fo:margin-right="0.028in" fo:margin-top="0in" fo:margin-bottom="0in" loext:contextual-spacing="false" fo:line-height="100%" fo:text-align="justify" style:justify-single-word="false" fo:text-indent="0in" style:auto-text-indent="false"/>
      <style:text-properties fo:color="#00b050" style:font-name="Cambria" fo:font-size="12pt" officeooo:paragraph-rsid="000bd994" style:font-size-asian="12pt" style:font-size-complex="12pt"/>
    </style:style>
    <style:style style:name="P7" style:family="paragraph" style:parent-style-name="Standard">
      <style:paragraph-properties fo:margin-left="0in" fo:margin-right="0.028in" fo:margin-top="0in" fo:margin-bottom="0in" loext:contextual-spacing="false" fo:line-height="100%" fo:text-indent="0in" style:auto-text-indent="false"/>
      <style:text-properties fo:color="#00b050" style:font-name="Cambria" fo:font-size="12pt" officeooo:paragraph-rsid="000bd994" style:font-size-asian="12pt" style:font-size-complex="12pt"/>
    </style:style>
    <style:style style:name="P8" style:family="paragraph" style:parent-style-name="Standard">
      <style:paragraph-properties fo:margin-left="0in" fo:margin-right="0.028in" fo:margin-top="0in" fo:margin-bottom="0in" loext:contextual-spacing="false" fo:line-height="100%" fo:text-indent="0in" style:auto-text-indent="false">
        <style:tab-stops>
          <style:tab-stop style:position="1.9in"/>
          <style:tab-stop style:position="1.9362in"/>
        </style:tab-stops>
      </style:paragraph-properties>
      <style:text-properties fo:color="#00b050" style:font-name="Cambria" fo:font-size="12pt" officeooo:paragraph-rsid="000bd994" style:font-size-asian="12pt" style:font-size-complex="12pt"/>
    </style:style>
    <style:style style:name="P9" style:family="paragraph" style:parent-style-name="Standard">
      <style:paragraph-properties fo:margin-left="0in" fo:margin-right="0.028in" fo:margin-top="0in" fo:margin-bottom="0in" loext:contextual-spacing="false" fo:line-height="100%" fo:text-indent="0in" style:auto-text-indent="false"/>
      <style:text-properties fo:color="#00b050" style:font-name="Cambria" fo:font-size="12pt" officeooo:rsid="0013d963" officeooo:paragraph-rsid="000bd994" style:font-size-asian="12pt" style:font-size-complex="12pt"/>
    </style:style>
    <style:style style:name="P10" style:family="paragraph" style:parent-style-name="Standard">
      <style:paragraph-properties fo:margin-left="0in" fo:margin-right="0.028in" fo:margin-top="0in" fo:margin-bottom="0in" loext:contextual-spacing="false" fo:line-height="100%" fo:text-indent="0in" style:auto-text-indent="false"/>
      <style:text-properties style:font-name="Cambria" fo:font-size="12pt" officeooo:paragraph-rsid="000bd994" style:font-size-asian="12pt" style:font-size-complex="12pt"/>
    </style:style>
    <style:style style:name="P11" style:family="paragraph" style:parent-style-name="Standard">
      <style:paragraph-properties fo:margin-left="0in" fo:margin-right="0.028in" fo:margin-top="0in" fo:margin-bottom="0in" loext:contextual-spacing="false" fo:line-height="100%" fo:text-indent="0in" style:auto-text-indent="false">
        <style:tab-stops>
          <style:tab-stop style:position="1.8925in"/>
        </style:tab-stops>
      </style:paragraph-properties>
      <style:text-properties style:font-name="Cambria" fo:font-size="12pt" officeooo:paragraph-rsid="000d351f" style:font-size-asian="12pt" style:font-size-complex="12pt"/>
    </style:style>
    <style:style style:name="P12" style:family="paragraph" style:parent-style-name="Standard">
      <style:paragraph-properties fo:margin-left="0in" fo:margin-right="0.028in" fo:margin-top="0in" fo:margin-bottom="0in" loext:contextual-spacing="false" fo:line-height="100%" fo:text-align="justify" style:justify-single-word="false" fo:text-indent="0in" style:auto-text-indent="false"/>
      <style:text-properties style:font-name="Cambria" fo:font-size="12pt" officeooo:paragraph-rsid="000bd994" style:font-size-asian="12pt" style:font-size-complex="12pt"/>
    </style:style>
    <style:style style:name="P13" style:family="paragraph" style:parent-style-name="Standard">
      <style:paragraph-properties fo:margin-left="0in" fo:margin-right="0.028in" fo:margin-top="0in" fo:margin-bottom="0in" loext:contextual-spacing="false" fo:line-height="100%" fo:text-align="justify" style:justify-single-word="false" fo:text-indent="0in" style:auto-text-indent="false"/>
      <style:text-properties style:font-name="Cambria" fo:font-size="12pt" officeooo:paragraph-rsid="000d351f" style:font-size-asian="12pt" style:font-size-complex="12pt"/>
    </style:style>
    <style:style style:name="P14" style:family="paragraph" style:parent-style-name="Standard">
      <style:paragraph-properties fo:margin-left="0in" fo:margin-right="0.028in" fo:margin-top="0in" fo:margin-bottom="0in" loext:contextual-spacing="false" fo:line-height="100%" fo:text-indent="0in" style:auto-text-indent="false">
        <style:tab-stops>
          <style:tab-stop style:position="1.9in"/>
          <style:tab-stop style:position="1.9362in"/>
        </style:tab-stops>
      </style:paragraph-properties>
      <style:text-properties style:font-name="Cambria" fo:font-size="12pt" officeooo:paragraph-rsid="000bd994" style:font-size-asian="12pt" style:font-size-complex="12pt"/>
    </style:style>
    <style:style style:name="P15" style:family="paragraph" style:parent-style-name="Standard">
      <style:paragraph-properties fo:margin-left="0in" fo:margin-right="0.028in" fo:margin-top="0in" fo:margin-bottom="0in" loext:contextual-spacing="false" fo:line-height="100%" fo:text-indent="0in" style:auto-text-indent="false"/>
      <style:text-properties style:font-name="Cambria" fo:font-size="12pt" fo:font-style="italic" officeooo:paragraph-rsid="000bd994" style:font-size-asian="12pt" style:font-style-asian="italic" style:font-size-complex="12pt"/>
    </style:style>
    <style:style style:name="P16" style:family="paragraph" style:parent-style-name="Standard">
      <style:paragraph-properties fo:margin-left="0in" fo:margin-right="0.028in" fo:margin-top="0in" fo:margin-bottom="0in" loext:contextual-spacing="false" fo:line-height="100%" fo:text-indent="0in" style:auto-text-indent="false"/>
      <style:text-properties style:font-name="Cambria" fo:font-size="12pt" fo:font-style="italic" officeooo:paragraph-rsid="000d351f" style:font-size-asian="12pt" style:font-style-asian="italic" style:font-size-complex="12pt"/>
    </style:style>
    <style:style style:name="P17" style:family="paragraph" style:parent-style-name="Standard">
      <style:paragraph-properties fo:margin-left="0in" fo:margin-right="0.028in" fo:margin-top="0in" fo:margin-bottom="0in" loext:contextual-spacing="false" fo:line-height="100%" fo:text-align="justify" style:justify-single-word="false" fo:text-indent="0in" style:auto-text-indent="false"/>
      <style:text-properties style:font-name="Cambria" fo:font-size="12pt" fo:font-style="italic" officeooo:paragraph-rsid="000bd994" style:font-size-asian="12pt" style:font-style-asian="italic" style:font-size-complex="12pt"/>
    </style:style>
    <style:style style:name="P18" style:family="paragraph" style:parent-style-name="Standard">
      <style:paragraph-properties fo:margin-left="0in" fo:margin-right="0.028in" fo:margin-top="0in" fo:margin-bottom="0in" loext:contextual-spacing="false" fo:line-height="100%" fo:text-indent="0in" style:auto-text-indent="false"/>
      <style:text-properties style:font-name="Cambria" fo:font-size="12pt" fo:font-weight="bold" officeooo:rsid="0013d963" officeooo:paragraph-rsid="000bd994" style:font-size-asian="12pt" style:font-weight-asian="bold" style:font-size-complex="12pt"/>
    </style:style>
    <style:style style:name="P19" style:family="paragraph" style:parent-style-name="Standard">
      <style:paragraph-properties fo:margin-left="0in" fo:margin-right="0.028in" fo:margin-top="0in" fo:margin-bottom="0in" loext:contextual-spacing="false" fo:line-height="100%" fo:text-indent="0in" style:auto-text-indent="false">
        <style:tab-stops>
          <style:tab-stop style:position="1.8925in"/>
        </style:tab-stops>
      </style:paragraph-properties>
      <style:text-properties fo:color="#000000" style:font-name="Cambria" fo:font-size="12pt" officeooo:paragraph-rsid="000d351f" style:font-size-asian="12pt" style:font-size-complex="12pt"/>
    </style:style>
    <style:style style:name="P20" style:family="paragraph" style:parent-style-name="Standard">
      <style:paragraph-properties fo:margin-left="0in" fo:margin-right="0.028in" fo:margin-top="0in" fo:margin-bottom="0in" loext:contextual-spacing="false" fo:line-height="100%" fo:text-indent="0in" style:auto-text-indent="false"/>
      <style:text-properties fo:color="#000000" style:font-name="Cambria" fo:font-size="12pt" officeooo:paragraph-rsid="000d351f" style:font-size-asian="12pt" style:font-size-complex="12pt"/>
    </style:style>
    <style:style style:name="P21" style:family="paragraph" style:parent-style-name="Standard">
      <style:paragraph-properties fo:margin-left="0in" fo:margin-right="0.028in" fo:margin-top="0in" fo:margin-bottom="0in" loext:contextual-spacing="false" fo:line-height="100%" fo:text-indent="0in" style:auto-text-indent="false"/>
      <style:text-properties fo:color="#009933" fo:font-size="12pt" officeooo:rsid="000d351f" officeooo:paragraph-rsid="000d351f" style:font-size-asian="12pt" style:font-size-complex="12pt"/>
    </style:style>
    <style:style style:name="P22" style:family="paragraph" style:parent-style-name="Standard">
      <style:paragraph-properties fo:margin-left="0in" fo:margin-right="0.028in" fo:margin-top="0in" fo:margin-bottom="0in" loext:contextual-spacing="false" fo:line-height="100%" fo:text-indent="0in" style:auto-text-indent="false"/>
      <style:text-properties fo:color="#009933" fo:font-size="12pt" officeooo:paragraph-rsid="000d351f" style:font-size-asian="12pt" style:font-size-complex="12pt"/>
    </style:style>
    <style:style style:name="P23" style:family="paragraph" style:parent-style-name="Standard">
      <style:paragraph-properties fo:margin-left="0in" fo:margin-right="0.028in" fo:margin-top="0in" fo:margin-bottom="0in" loext:contextual-spacing="false" fo:line-height="100%" fo:text-indent="0in" style:auto-text-indent="false"/>
      <style:text-properties fo:font-size="12pt" officeooo:paragraph-rsid="000bd994" style:font-size-asian="12pt" style:font-size-complex="12pt"/>
    </style:style>
    <style:style style:name="P24" style:family="paragraph" style:parent-style-name="Standard">
      <style:paragraph-properties fo:margin-left="0in" fo:margin-right="0.028in" fo:margin-top="0in" fo:margin-bottom="0in" loext:contextual-spacing="false" fo:line-height="100%" fo:text-indent="0in" style:auto-text-indent="false"/>
      <style:text-properties fo:font-size="12pt" officeooo:paragraph-rsid="000d351f" style:font-size-asian="12pt" style:font-size-complex="12pt"/>
    </style:style>
    <style:style style:name="P25" style:family="paragraph" style:parent-style-name="Standard">
      <style:paragraph-properties fo:margin-left="0in" fo:margin-right="0.028in" fo:margin-top="0in" fo:margin-bottom="0in" loext:contextual-spacing="false" fo:line-height="100%" fo:text-align="justify" style:justify-single-word="false" fo:text-indent="0in" style:auto-text-indent="false"/>
      <style:text-properties fo:font-size="12pt" officeooo:paragraph-rsid="000bd994" style:font-size-asian="12pt" style:font-size-complex="12pt"/>
    </style:style>
    <style:style style:name="P26" style:family="paragraph" style:parent-style-name="Standard">
      <style:paragraph-properties fo:margin-left="0in" fo:margin-right="0.028in" fo:margin-top="0in" fo:margin-bottom="0in" loext:contextual-spacing="false" fo:line-height="100%" fo:text-align="justify" style:justify-single-word="false" fo:text-indent="0in" style:auto-text-indent="false">
        <style:tab-stops>
          <style:tab-stop style:position="1.9in"/>
        </style:tab-stops>
      </style:paragraph-properties>
      <style:text-properties fo:font-size="12pt" officeooo:paragraph-rsid="000bd994" style:font-size-asian="12pt" style:font-size-complex="12pt"/>
    </style:style>
    <style:style style:name="P27" style:family="paragraph" style:parent-style-name="Text_20_body">
      <style:paragraph-properties fo:margin-left="0in" fo:margin-right="0.028in" fo:margin-top="0in" fo:margin-bottom="0in" loext:contextual-spacing="false" fo:line-height="100%" fo:text-indent="0in" style:auto-text-indent="false"/>
      <style:text-properties style:font-name="Cambria" fo:font-size="12pt" fo:font-weight="bold" officeooo:paragraph-rsid="000bd994" style:font-size-asian="12pt" style:font-weight-asian="bold" style:font-size-complex="12pt"/>
    </style:style>
    <style:style style:name="P28" style:family="paragraph" style:parent-style-name="Text_20_body">
      <style:paragraph-properties fo:margin-left="0in" fo:margin-right="0.028in" fo:margin-top="0in" fo:margin-bottom="0in" loext:contextual-spacing="false" fo:line-height="100%" fo:text-indent="0in" style:auto-text-indent="false"/>
      <style:text-properties style:font-name="Cambria" fo:font-size="12pt" officeooo:paragraph-rsid="000bd994" style:font-size-asian="12pt" style:font-size-complex="12pt"/>
    </style:style>
    <style:style style:name="P29" style:family="paragraph" style:parent-style-name="Text_20_body">
      <style:paragraph-properties fo:margin-left="0in" fo:margin-right="0.028in" fo:margin-top="0in" fo:margin-bottom="0in" loext:contextual-spacing="false" fo:line-height="100%" fo:text-indent="0in" style:auto-text-indent="false"/>
      <style:text-properties style:font-name="Cambria" fo:font-size="12pt" fo:font-style="italic" officeooo:paragraph-rsid="000bd994" style:font-size-asian="12pt" style:font-style-asian="italic" style:font-size-complex="12pt"/>
    </style:style>
    <style:style style:name="P30" style:family="paragraph" style:parent-style-name="Heading_20_1">
      <style:paragraph-properties fo:margin-left="0in" fo:margin-right="0.028in" fo:margin-top="0in" fo:margin-bottom="0in" loext:contextual-spacing="false" fo:line-height="100%" fo:text-indent="0in" style:auto-text-indent="false"/>
      <style:text-properties fo:font-size="12pt" officeooo:paragraph-rsid="000bd994" style:font-size-asian="12pt" style:font-size-complex="12pt"/>
    </style:style>
    <style:style style:name="P31" style:family="paragraph" style:parent-style-name="Standard">
      <style:paragraph-properties fo:margin-left="0in" fo:margin-right="0.028in" fo:margin-top="0in" fo:margin-bottom="0in" loext:contextual-spacing="false" fo:line-height="100%" fo:text-indent="-0.0008in" style:auto-text-indent="false"/>
      <style:text-properties style:font-name="Cambria" fo:font-size="12pt" officeooo:paragraph-rsid="000bd994" style:font-size-asian="12pt" style:font-size-complex="12pt"/>
    </style:style>
    <style:style style:name="P32" style:family="paragraph" style:parent-style-name="Standard">
      <style:paragraph-properties fo:margin-left="0in" fo:margin-right="0.028in" fo:margin-top="0in" fo:margin-bottom="0in" loext:contextual-spacing="false" fo:line-height="100%" fo:text-indent="-0.1335in" style:auto-text-indent="false">
        <style:tab-stops>
          <style:tab-stop style:position="1.9in"/>
          <style:tab-stop style:position="1.9366in"/>
        </style:tab-stops>
      </style:paragraph-properties>
      <style:text-properties fo:font-size="12pt" officeooo:paragraph-rsid="000bd994" style:font-size-asian="12pt" style:font-size-complex="12pt"/>
    </style:style>
    <style:style style:name="P33" style:family="paragraph" style:parent-style-name="Standard">
      <style:paragraph-properties fo:margin-left="0in" fo:margin-right="0.028in" fo:margin-top="0in" fo:margin-bottom="0in" loext:contextual-spacing="false" fo:line-height="100%" fo:text-indent="-0.1335in" style:auto-text-indent="false">
        <style:tab-stops>
          <style:tab-stop style:position="1.9in"/>
          <style:tab-stop style:position="1.9366in"/>
        </style:tab-stops>
      </style:paragraph-properties>
      <style:text-properties fo:font-size="12pt" officeooo:paragraph-rsid="00117553" style:font-size-asian="12pt" style:font-size-complex="12pt"/>
    </style:style>
    <style:style style:name="P34" style:family="paragraph" style:parent-style-name="Standard">
      <style:paragraph-properties fo:margin-left="0in" fo:margin-right="0.028in" fo:margin-top="0in" fo:margin-bottom="0in" loext:contextual-spacing="false" fo:line-height="100%" fo:text-indent="-0.1335in" style:auto-text-indent="false">
        <style:tab-stops>
          <style:tab-stop style:position="0.5in"/>
          <style:tab-stop style:position="1.9in"/>
          <style:tab-stop style:position="1.9366in"/>
        </style:tab-stops>
      </style:paragraph-properties>
      <style:text-properties fo:font-size="12pt" officeooo:paragraph-rsid="000bd994" style:font-size-asian="12pt" style:font-size-complex="12pt"/>
    </style:style>
    <style:style style:name="P35" style:family="paragraph" style:parent-style-name="Standard">
      <style:paragraph-properties fo:margin-left="0in" fo:margin-right="0.028in" fo:margin-top="0in" fo:margin-bottom="0in" loext:contextual-spacing="false" fo:line-height="100%" fo:text-indent="-0.1335in" style:auto-text-indent="false">
        <style:tab-stops>
          <style:tab-stop style:position="1.9in"/>
          <style:tab-stop style:position="1.9366in"/>
        </style:tab-stops>
      </style:paragraph-properties>
      <style:text-properties fo:color="#00b050" style:font-name="Cambria" fo:font-size="12pt" officeooo:paragraph-rsid="00117553" style:font-size-asian="12pt" style:font-size-complex="12pt"/>
    </style:style>
    <style:style style:name="P36" style:family="paragraph" style:parent-style-name="Text_20_body" style:master-page-name="Converted3">
      <style:paragraph-properties style:page-number="auto"/>
      <style:text-properties fo:color="#000000" fo:font-size="12pt" fo:font-weight="bold" officeooo:paragraph-rsid="000e48b6" style:font-size-asian="12pt" style:font-weight-asian="bold" style:font-size-complex="12pt" style:font-weight-complex="bold"/>
    </style:style>
    <style:style style:name="P37" style:family="paragraph" style:parent-style-name="Frame_20_contents">
      <style:paragraph-properties fo:margin-left="0.0138in" fo:margin-right="0in" fo:line-height="0.1701in" fo:text-indent="0in" style:auto-text-indent="false"/>
    </style:style>
    <style:style style:name="P38" style:family="paragraph" style:parent-style-name="Frame_20_contents">
      <style:paragraph-properties fo:margin-left="0.028in" fo:margin-right="0in" fo:line-height="0.1701in" fo:text-indent="0in" style:auto-text-indent="false"/>
    </style:style>
    <style:style style:name="P39" style:family="paragraph" style:parent-style-name="List_20_Paragraph" style:list-style-name="WWNum1"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style:tab-stops>
          <style:tab-stop style:position="0.252in"/>
        </style:tab-stops>
      </style:paragraph-properties>
      <style:text-properties fo:font-size="12pt" officeooo:paragraph-rsid="000bd994" style:font-size-asian="12pt" style:font-size-complex="12pt"/>
    </style:style>
    <style:style style:name="P40" style:family="paragraph" style:parent-style-name="List_20_Paragraph" style:list-style-name="WWNum1"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style:tab-stops>
          <style:tab-stop style:position="0.2402in"/>
        </style:tab-stops>
      </style:paragraph-properties>
      <style:text-properties fo:font-size="12pt" officeooo:paragraph-rsid="000bd994" style:font-size-asian="12pt" style:font-size-complex="12pt"/>
    </style:style>
    <style:style style:name="P41" style:family="paragraph" style:parent-style-name="List_20_Paragraph" style:list-style-name="WWNum1" style:master-page-name="">
      <loext:graphic-properties draw:fill="none"/>
      <style:paragraph-properties fo:margin-left="0in" fo:margin-right="0in" fo:margin-top="0in" fo:margin-bottom="0in" loext:contextual-spacing="false" fo:line-height="100%" fo:text-indent="0in" style:auto-text-indent="false" style:page-number="auto" fo:background-color="transparent">
        <style:tab-stops>
          <style:tab-stop style:position="0.2602in"/>
        </style:tab-stops>
      </style:paragraph-properties>
      <style:text-properties fo:font-size="12pt" officeooo:paragraph-rsid="000bd994" style:font-size-asian="12pt" style:font-size-complex="12pt"/>
    </style:style>
    <style:style style:name="P42" style:family="paragraph">
      <loext:graphic-properties draw:fill="none"/>
      <style:paragraph-properties fo:text-align="start"/>
      <style:text-properties fo:font-size="18pt"/>
    </style:style>
    <style:style style:name="T1" style:family="text">
      <style:text-properties style:use-window-font-color="true"/>
    </style:style>
    <style:style style:name="T2" style:family="text">
      <style:text-properties style:font-name="Cambria"/>
    </style:style>
    <style:style style:name="T3" style:family="text">
      <style:text-properties style:font-name="Cambria" fo:font-weight="bold" style:font-weight-asian="bold"/>
    </style:style>
    <style:style style:name="T4" style:family="text">
      <style:text-properties style:font-name="Cambria" fo:font-weight="bold" style:font-weight-asian="bold" style:font-weight-complex="bold"/>
    </style:style>
    <style:style style:name="T5" style:family="text">
      <style:text-properties style:font-name="Cambria" fo:letter-spacing="-0.0063in" fo:font-weight="bold" style:font-weight-asian="bold"/>
    </style:style>
    <style:style style:name="T6" style:family="text">
      <style:text-properties style:font-name="Cambria" officeooo:rsid="000fd342"/>
    </style:style>
    <style:style style:name="T7" style:family="text">
      <style:text-properties style:font-name="Cambria" fo:font-style="italic" style:font-style-asian="italic"/>
    </style:style>
    <style:style style:name="T8" style:family="text">
      <style:text-properties style:font-name="Cambria" fo:font-style="italic" officeooo:rsid="00121ac7" style:font-style-asian="italic"/>
    </style:style>
    <style:style style:name="T9" style:family="text">
      <style:text-properties style:font-name="Cambria" fo:font-style="italic" officeooo:rsid="0013d963" style:font-style-asian="italic"/>
    </style:style>
    <style:style style:name="T10" style:family="text">
      <style:text-properties style:font-name="Cambria" fo:font-style="italic" officeooo:rsid="000e48b6" style:font-style-asian="italic"/>
    </style:style>
    <style:style style:name="T11" style:family="text">
      <style:text-properties style:font-name="Cambria" fo:font-style="italic" fo:font-weight="bold" style:font-style-asian="italic" style:font-weight-asian="bold"/>
    </style:style>
    <style:style style:name="T12" style:family="text">
      <style:text-properties style:font-name="Cambria" officeooo:rsid="00121ac7"/>
    </style:style>
    <style:style style:name="T13" style:family="text">
      <style:text-properties style:font-name="Cambria" fo:letter-spacing="-0.0035in"/>
    </style:style>
    <style:style style:name="T14" style:family="text">
      <style:text-properties style:font-name="Cambria" fo:letter-spacing="-0.0008in"/>
    </style:style>
    <style:style style:name="T15" style:family="text">
      <style:text-properties style:font-name="Cambria" fo:letter-spacing="-0.011in"/>
    </style:style>
    <style:style style:name="T16" style:family="text">
      <style:text-properties style:font-name="Cambria" fo:letter-spacing="-0.0055in" fo:font-weight="bold" style:font-weight-asian="bold"/>
    </style:style>
    <style:style style:name="T17" style:family="text">
      <style:text-properties style:font-name="Cambria" fo:letter-spacing="-0.0071in" fo:font-weight="bold" style:font-weight-asian="bold"/>
    </style:style>
    <style:style style:name="T18" style:family="text">
      <style:text-properties fo:color="#4f81bd"/>
    </style:style>
    <style:style style:name="T19" style:family="text">
      <style:text-properties fo:color="#4f81bd" officeooo:rsid="000fd342"/>
    </style:style>
    <style:style style:name="T20" style:family="text">
      <style:text-properties fo:color="#00b050" style:font-name="Cambria"/>
    </style:style>
    <style:style style:name="T21" style:family="text">
      <style:text-properties fo:color="#00b050" style:font-name="Cambria" officeooo:rsid="0012307c"/>
    </style:style>
    <style:style style:name="T22" style:family="text">
      <style:text-properties fo:color="#00b050" style:font-name="Cambria" officeooo:rsid="001169ab"/>
    </style:style>
    <style:style style:name="T23" style:family="text">
      <style:text-properties fo:color="#00b050" style:font-name="Cambria" officeooo:rsid="00121ac7"/>
    </style:style>
    <style:style style:name="T24" style:family="text">
      <style:text-properties fo:color="#00b050" style:font-name="Cambria" fo:letter-spacing="-0.0035in"/>
    </style:style>
    <style:style style:name="T25" style:family="text">
      <style:text-properties fo:color="#00b050" style:font-name="Cambria" fo:letter-spacing="-0.0008in"/>
    </style:style>
    <style:style style:name="T26" style:family="text">
      <style:text-properties fo:color="#00b050" style:font-name="Cambria" fo:letter-spacing="-0.0008in" officeooo:rsid="0013d963"/>
    </style:style>
    <style:style style:name="T27" style:family="text">
      <style:text-properties fo:color="#00b050" style:font-name="Cambria" fo:letter-spacing="-0.0146in"/>
    </style:style>
    <style:style style:name="T28" style:family="text">
      <style:text-properties fo:color="#00b050" style:font-name="Cambria" officeooo:rsid="0013d963"/>
    </style:style>
    <style:style style:name="T29" style:family="text">
      <style:text-properties fo:color="#00b050" style:font-name="Cambria" fo:letter-spacing="-0.0098in"/>
    </style:style>
    <style:style style:name="T30" style:family="text">
      <style:text-properties fo:color="#00b050" style:font-name="Cambria" fo:letter-spacing="-0.0016in"/>
    </style:style>
    <style:style style:name="T31" style:family="text">
      <style:text-properties fo:color="#00b050" style:font-name="Cambria" fo:letter-spacing="-0.0016in" fo:font-weight="bold" style:font-weight-asian="bold"/>
    </style:style>
    <style:style style:name="T32" style:family="text">
      <style:text-properties fo:color="#00b050" style:font-name="Cambria" fo:letter-spacing="-0.0055in"/>
    </style:style>
    <style:style style:name="T33" style:family="text">
      <style:text-properties fo:color="#00b050" style:font-name="Cambria" fo:font-weight="bold" style:font-weight-asian="bold"/>
    </style:style>
    <style:style style:name="T34" style:family="text">
      <style:text-properties fo:color="#00b050" style:font-name="Cambria" fo:letter-spacing="-0.002in" fo:font-weight="bold" style:font-weight-asian="bold"/>
    </style:style>
    <style:style style:name="T35" style:family="text">
      <style:text-properties fo:color="#00b050" style:font-name="Cambria" fo:letter-spacing="-0.0083in" fo:font-weight="bold" style:font-weight-asian="bold"/>
    </style:style>
    <style:style style:name="T36" style:family="text">
      <style:text-properties fo:color="#00b050" style:font-name="Cambria" officeooo:rsid="000d351f"/>
    </style:style>
    <style:style style:name="T37" style:family="text">
      <style:text-properties fo:color="#00b050" style:font-name="Cambria" officeooo:rsid="00140966"/>
    </style:style>
    <style:style style:name="T38" style:family="text">
      <style:text-properties fo:letter-spacing="-0.0134in"/>
    </style:style>
    <style:style style:name="T39" style:family="text">
      <style:text-properties fo:letter-spacing="-0.0016in"/>
    </style:style>
    <style:style style:name="T40" style:family="text">
      <style:text-properties officeooo:rsid="000e48b6"/>
    </style:style>
    <style:style style:name="T41" style:family="text">
      <style:text-properties officeooo:rsid="000fd342"/>
    </style:style>
    <style:style style:name="T42" style:family="text">
      <style:text-properties fo:font-weight="bold" style:font-weight-asian="bold" style:font-weight-complex="bold"/>
    </style:style>
    <style:style style:name="fr1" style:family="graphic" style:parent-style-name="Frame">
      <style:graphic-properties style:wrap="run-through" style:number-wrapped-paragraphs="no-limit" style:vertical-pos="from-top" style:vertical-rel="page" style:horizontal-pos="from-left" style:horizontal-rel="page" draw:opacity="0%" fo:padding="0.0591in" fo:border="none" draw:textarea-vertical-align="top"/>
    </style:style>
    <style:style style:name="gr1" style:family="graphic" style:parent-style-name="Frame">
      <style:graphic-properties draw:stroke="none" svg:stroke-width="0in" draw:fill="none" draw:textarea-vertical-align="top" draw:auto-grow-height="false" fo:min-height="0.1819in" fo:min-width="0.2602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parent-style-name="Frame">
      <style:graphic-properties draw:stroke="none" svg:stroke-width="0in" draw:fill="none" draw:textarea-vertical-align="top" draw:auto-grow-height="false" fo:min-height="0.1819in" fo:min-width="0.2882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41">R </text:span>for Biologists – Day 4</text:p>
      <text:h text:style-name="P30" text:outline-level="1"><text:span text:style-name="T19">Lab II</text:span><text:span text:style-name="T18">: Bioinformatics in R II</text:span></text:h>
      <text:p text:style-name="P27"/>
      <text:list xml:id="list6194821082403296771" text:style-name="WWNum1">
        <text:list-item>
          <text:p text:style-name="P39"><text:span text:style-name="T3">A sliding window analysis of GC</text:span><text:span text:style-name="T5"> </text:span><text:span text:style-name="T3">content</text:span></text:p>
        </text:list-item>
      </text:list>
      <text:p text:style-name="P3">First, you will have to get the sequence again: </text:p>
      <text:p text:style-name="P4"/>
      <text:p text:style-name="P21"><text:span text:style-name="T21">d</text:span><text:span text:style-name="T20">engueseq = read.fasta(“dengue.fasta”);</text:span></text:p>
      <text:p text:style-name="P22"><text:span text:style-name="T21">dengueseq </text:span><text:span text:style-name="T36">=</text:span><text:span text:style-name="T21"> dengue</text:span><text:span text:style-name="T37">seq</text:span><text:span text:style-name="T21">[[1]]; </text:span><text:span text:style-name="T22">#grab only the sequence as a vector</text:span></text:p>
      <text:p text:style-name="P10"/>
      <text:p text:style-name="P23"><text:span text:style-name="T6">Let’s dig into the GC content a bit further. <text:s/></text:span><text:span text:style-name="T2">In order to study </text:span><text:span text:style-name="T4">local variation</text:span><text:span text:style-name="T2"> in GC content within a genome sequence, we could calculate the GC content for small chunks of the genome sequence. The DEN-1 Dengue virus genome sequence is 10735 nucleotides long </text:span><text:span text:style-name="T6">(how would you find this?)</text:span><text:span text:style-name="T2">. </text:span><text:span text:style-name="T6">W</text:span><text:span text:style-name="T2">e could calculate the GC content of chunks of the DEN-1 Dengue virus genome, for example, for each 2000- nucleotide chunk of the genome sequence:</text:span></text:p>
      <text:p text:style-name="P11"/>
      <text:p text:style-name="P11"># Calculate the GC content of nucleotides 1-2000 of the<text:span text:style-name="T38"> </text:span>Dengue<text:span text:style-name="T39"> </text:span>genome </text:p>
      <text:p text:style-name="P5">GC(dengueseq[1:2000]);<text:tab/></text:p>
      <text:p text:style-name="P19"># Calculate the GC content of nucleotides 2001-4000 of the Dengue genome</text:p>
      <text:p text:style-name="P5">GC(dengueseq[2001:4000]); </text:p>
      <text:p text:style-name="P28"/>
      <text:p text:style-name="P15">Calculate the rest of the windows manually to get practice using ranges of vectors. How do you know when to stop? <text:s/>Do we know a function to identify the length of a sequence?</text:p>
      <text:p text:style-name="P29"/>
      <text:p text:style-name="P29"/>
      <text:p text:style-name="P29"/>
      <text:p text:style-name="P29"/>
      <text:p text:style-name="P29"/>
      <text:p text:style-name="P10">From the output of the above calculations, we see that the region of the DEN-1 Dengue virus genome from nucleotides 1-2000 has a GC content of 46.5%, while the region of the Dengue genome from nucleotides 2001-4000 has a GC content of about 45.3%. Thus, there seems to be some local variation in GC content within the Dengue genome sequence. <text:s/><text:span text:style-name="T40">GC content can be an indicator of protein coding regions, epigenetic hotspots, or other architectural points of interest. </text:span></text:p>
      <text:p text:style-name="P28"/>
      <text:p text:style-name="P23"><text:span text:style-name="T2">Instead of typing in the commands above to tell R to calculate the GC content for each 2000- nucleotide chunk of the DEN-1 Dengue genome, we can use a </text:span><text:span text:style-name="T3">for loop </text:span><text:span text:style-name="T2">to carry out the same calculations, but by typing far fewer commands. That is, we can use a for loop to take each 2000- nucleotide chunk of the DEN-1 Dengue virus genome, and to calculate the GC content of each 2000- nucleotide chunk.</text:span></text:p>
      <text:p text:style-name="P28"/>
      <text:p text:style-name="P10"><text:soft-page-break/>First let’s make a vector that contains all the starting points we wish to use. We could do this by hand (i.e.: c(1, 2001, 4001, etc)) but that isn’t very cs savvy! <text:s/>Let’s instead use the <text:span text:style-name="T42">seq</text:span> command.</text:p>
      <text:p text:style-name="P28"/>
      <text:p text:style-name="P15"/>
      <text:p text:style-name="P15"/>
      <text:p text:style-name="P23"><text:span text:style-name="T7">Make a variable, named “</text:span><text:span text:style-name="T11">starts</text:span><text:span text:style-name="T7">”, that starts at 1, goes through (the length of dengueseq – 2000), and increments by 2000. <text:s/>Why the -2000? <text:s/>Because these are START points ^_~.</text:span></text:p>
      <text:p text:style-name="P29"/>
      <text:p text:style-name="P29"/>
      <text:p text:style-name="P29"/>
      <text:p text:style-name="P29"/>
      <text:p text:style-name="P29"/>
      <text:p text:style-name="P29"/>
      <text:p text:style-name="P16">Make a variable, named “n”, that contains the length of starts.</text:p>
      <text:p text:style-name="P16"/>
      <text:p text:style-name="P16"/>
      <text:p text:style-name="P16"/>
      <text:p text:style-name="P16"/>
      <text:p text:style-name="P16"/>
      <text:p text:style-name="P16"/>
      <text:p text:style-name="P24"><text:span text:style-name="T2">We’re going to make a for loop to calculate </text:span><text:span text:style-name="T12">GC content</text:span><text:span text:style-name="T2"> for us. Let’s start with the part that is easiest to troubleshoot – the code we want to run. We want this code to calculate the GC content for each chunk of the sequence. <text:s/></text:span></text:p>
      <text:p text:style-name="P17"/>
      <text:p text:style-name="P25"><text:span text:style-name="T7">How would we </text:span><text:span text:style-name="T8">calculate GC content</text:span><text:span text:style-name="T7"> for the first chunk – 1:2000?</text:span></text:p>
      <text:p text:style-name="P29"/>
      <text:p text:style-name="P29"/>
      <text:p text:style-name="P29"/>
      <text:p text:style-name="P29"/>
      <text:p text:style-name="P29"/>
      <text:p text:style-name="P12">Your answer probably looks similar to the code from above:</text:p>
      <text:p text:style-name="P13"># Calculate the GC content of nucleotides 1-2000 of the Dengue genome</text:p>
      <text:p text:style-name="P6">GC(dengueseq[1:2000]); <text:s text:c="5"/></text:p>
      <text:p text:style-name="P28"/>
      <text:p text:style-name="P12">If you did the next chunk, you’d also get something similar:</text:p>
      <text:p text:style-name="P20"># Calculate the GC content of nucleotides 2001-4000 of the Dengue genome</text:p>
      <text:p text:style-name="P7">GC(dengueseq[2001:4000]); </text:p>
      <text:p text:style-name="P28"/>
      <text:p text:style-name="P10">If you look at your starts vector, you will see that the first two elements (starts[1] and starts[2] are the beginning of each of those commands above… so we could really do:</text:p>
      <text:p text:style-name="P28"/>
      <text:p text:style-name="P7">GC(dengueseq[starts[1]:2000]); </text:p>
      <text:p text:style-name="P7">GC(dengueseq[starts[2]:4000]);</text:p>
      <text:p text:style-name="P28"/>
      <text:p text:style-name="P12"><text:soft-page-break/>The second part of the call also increases in a logical manner…</text:p>
      <text:p text:style-name="P28"/>
      <text:p text:style-name="P23"><text:span text:style-name="T20">GC(dengueseq[starts[1]:(starts[1]+1999)]</text:span><text:span text:style-name="T23">)</text:span><text:span text:style-name="T20">; </text:span></text:p>
      <text:p text:style-name="P23"><text:span text:style-name="T20">GC(dengueseq[starts[2]:(starts[2]+1999)]</text:span><text:span text:style-name="T23">)</text:span><text:span text:style-name="T20">;</text:span></text:p>
      <text:p text:style-name="P28"/>
      <text:p text:style-name="P12">Note that you can use a variable for the beginning and end of ranges. This is saying calculate the GC content of the subset of dengueseq that starts at starts[1], which the computer reads as 1, and ends at (start[1] + 1999), which the computer reads as 1+1999.</text:p>
      <text:p text:style-name="P28"/>
      <text:p text:style-name="P23"><text:span text:style-name="T2">So there is a pattern we could use </text:span><text:span text:style-name="T7">for each </text:span><text:span text:style-name="T2">calculation. We want to calculate the above code for each i in the range of 1 through the end of the starts vector (which we called n!).</text:span></text:p>
      <text:p text:style-name="P28"/>
      <text:p text:style-name="P23"><text:span text:style-name="T2">Ok, now for the fun part – let’s make a for loop that runs </text:span><text:span text:style-name="T3">for each start point</text:span><text:span text:style-name="T2">. For loops have a structure we talked about last time:</text:span></text:p>
      <text:p text:style-name="P28"/>
      <text:p text:style-name="P26"><text:span text:style-name="T2">for (i in</text:span><text:span text:style-name="T13"> </text:span><text:span text:style-name="T2">some_range)</text:span><text:span text:style-name="T14"> </text:span><text:span text:style-name="T2">{<text:tab/>#gives the conditions for the continued looping of the</text:span><text:span text:style-name="T15"> </text:span><text:span text:style-name="T2">code</text:span></text:p>
      <text:p text:style-name="P10"><text:tab/>#code that runs each time goes here!</text:p>
      <text:p text:style-name="P10"><text:tab/>#usually want to print or return something!</text:p>
      <text:p text:style-name="P10">}</text:p>
      <text:p text:style-name="P28"/>
      <text:p text:style-name="P15">Complete this for loop:</text:p>
      <text:p text:style-name="P29"/>
      <text:p text:style-name="P32"><text:span text:style-name="T20"><text:tab/>for (i in</text:span><text:span text:style-name="T24"> </text:span><text:span text:style-name="T20">some_range)</text:span><text:span text:style-name="T25"> #some range </text:span><text:span text:style-name="T26">=</text:span><text:span text:style-name="T25"> 1 through the end of the</text:span><text:span text:style-name="T27"> </text:span><text:span text:style-name="T25">starts vector! </text:span></text:p>
      <text:p text:style-name="P34"><text:span text:style-name="T25"><text:tab/></text:span><text:span text:style-name="T20">{<text:tab/></text:span></text:p>
      <text:p text:style-name="P34"><text:span text:style-name="T20"><text:tab/><text:tab/></text:span><text:span text:style-name="T28">chunk = <text:s/>#subset DNA into range you want</text:span></text:p>
      <text:p text:style-name="P34"><text:span text:style-name="T20"><text:tab/><text:tab/>content</text:span><text:span text:style-name="T25"> </text:span><text:span text:style-name="T20">= <text:s/>#code that calculates the GC content for each start</text:span><text:span text:style-name="T29"> </text:span><text:span text:style-name="T20">point</text:span><text:span text:style-name="T30"> </text:span><text:span text:style-name="T20">i <text:tab/>print(content);<text:tab/><text:tab/>#usually want to print</text:span><text:span text:style-name="T32"> </text:span><text:span text:style-name="T20">something!<text:tab/></text:span></text:p>
      <text:p text:style-name="P8">}</text:p>
      <text:p text:style-name="P8"/>
      <text:p text:style-name="P14"/>
      <text:p text:style-name="P14"/>
      <text:p text:style-name="P14"/>
      <text:p text:style-name="P14"/>
      <text:p text:style-name="P14"/>
      <text:p text:style-name="P14"/>
      <text:p text:style-name="P14"/>
      <text:p text:style-name="P14"/>
      <text:p text:style-name="P14"/>
      <text:p text:style-name="P14">The above analysis of local variation in GC content is what is known as a sliding window analysis of GC content. By calculating the GC content in each 2000-nucleotide chunk of the Dengue virus genome, you are effectively sliding a 2000-nucleotide window along the DNA sequence from start to end, and calculating the GC content in each non-overlapping window (chunk of DNA).</text:p>
      <text:p text:style-name="P28"><text:soft-page-break/></text:p>
      <text:p text:style-name="P10">Note that this sliding window analysis of GC content is a slightly simplified version of the method usually carried out by bioinformaticians. In this simplified version, we have calculated the GC content in non-overlapping windows along a DNA sequence. However, it is more usual to calculate GC content in overlapping windows along a sequence, although that makes the code slightly more complicated.</text:p>
      <text:p text:style-name="P28"/>
      <text:list xml:id="list164244610432428" text:continue-numbering="true" text:style-name="WWNum1">
        <text:list-item>
          <text:p text:style-name="P40"><text:span text:style-name="T3">A sliding window plot of GC</text:span><text:span text:style-name="T16"> </text:span><text:span text:style-name="T3">content</text:span></text:p>
        </text:list-item>
      </text:list>
      <text:p text:style-name="P31">It is common to use the data generated from a sliding window analysis to create a sliding window plot of GC content. To create a sliding window plot of GC content, you plot the local GC content in each window of the genome, versus the nucleotide position of the start of each window. We can create a sliding window plot of GC content by typing:</text:p>
      <text:p text:style-name="P28"/>
      <text:p text:style-name="P10">#Stuff we already used!</text:p>
      <text:p text:style-name="P7">starts = seq(1, length(dengueseq)-2000, by = 2000);</text:p>
      <text:p text:style-name="P7">n = length(starts); <text:s text:c="3"/># Find the length of the vector "starts"</text:p>
      <text:p text:style-name="P28"/>
      <text:p text:style-name="P10">#We need to make a vector with the same number of elements as starts (which will be our x) to hold our GC content (which will be our y). Check ?vector to see what this “mode” option is! </text:p>
      <text:p text:style-name="P7"/>
      <text:p text:style-name="P7">chunkGCs = vector(mode = “numeric”, length=length(starts));</text:p>
      <text:p text:style-name="P28"/>
      <text:p text:style-name="P10">#Our loop from before, with one change! <text:s/>This is non-working code – use your loop!</text:p>
      <text:p text:style-name="P35"><text:tab/></text:p>
      <text:p text:style-name="P33"><text:span text:style-name="T20"><text:tab/>for (i in</text:span><text:span text:style-name="T24"> </text:span><text:span text:style-name="T20">some_range)</text:span><text:span text:style-name="T25"> #some range </text:span><text:span text:style-name="T26">=</text:span><text:span text:style-name="T25"> 1 through the end of the</text:span><text:span text:style-name="T27"> </text:span><text:span text:style-name="T25">starts vector! </text:span></text:p>
      <text:p text:style-name="P34"><text:span text:style-name="T25"><text:tab/></text:span><text:span text:style-name="T20">{<text:tab/></text:span></text:p>
      <text:p text:style-name="P34"><text:span text:style-name="T20"><text:tab/><text:tab/></text:span><text:span text:style-name="T28">chunk = #subset DNA into range you want</text:span></text:p>
      <text:p text:style-name="P34"><text:span text:style-name="T20"><text:tab/><text:tab/>content</text:span><text:span text:style-name="T25"> </text:span><text:span text:style-name="T20">= #code that calculates the GC content for each start</text:span><text:span text:style-name="T29"> </text:span><text:span text:style-name="T20">point</text:span><text:span text:style-name="T30"> </text:span><text:span text:style-name="T20">i <text:tab/>print(content) </text:span><text:span text:style-name="T36">= </text:span><text:span text:style-name="T20">#usually want to print</text:span><text:span text:style-name="T32"> </text:span><text:span text:style-name="T20">something!<text:tab/><text:tab/></text:span><text:span text:style-name="T33">chunksGCs[i]</text:span><text:span text:style-name="T31"> </text:span><text:span text:style-name="T33">=</text:span><text:span text:style-name="T34"> </text:span><text:span text:style-name="T33">content;<text:tab/>#stores our GC in a</text:span><text:span text:style-name="T35"> </text:span><text:span text:style-name="T33">vector!</text:span></text:p>
      <text:p text:style-name="P7">}</text:p>
      <text:p text:style-name="P28"/>
      <text:p text:style-name="P10">#Plot</text:p>
      <text:p text:style-name="P15">Using plot(), write a line of code that plots starts verus chunkGCs, that shows both points and lines, has an x label of “Nucleotide start position", and a y label of “GC content”</text:p>
      <text:p text:style-name="P29"/>
      <text:p text:style-name="P29"/>
      <text:p text:style-name="P29"/>
      <text:p text:style-name="P29"/>
      <text:p text:style-name="P29"/>
      <text:p text:style-name="P29"/>
      <text:p text:style-name="P29"/>
      <text:p text:style-name="P29"><text:soft-page-break/></text:p>
      <text:list xml:id="list164243368198767" text:continue-numbering="true" text:style-name="WWNum1">
        <text:list-item>
          <text:p text:style-name="P41"><text:span text:style-name="T3">Making a flexible</text:span><text:span text:style-name="T17"> </text:span><text:span text:style-name="T3">function</text:span></text:p>
        </text:list-item>
      </text:list>
      <text:p text:style-name="P10">You may want to use the code above to create sliding window plots of GC content of different species’ genomes, using different windowsizes. Therefore, it makes sense to write a function to do the sliding window plot, that can take the windowsize that the user wants to use and the sequence that the user wants to study as arguments (inputs).</text:p>
      <text:p text:style-name="P28"/>
      <text:p text:style-name="P10">Let’s review how functions look:</text:p>
      <text:p text:style-name="P28"/>
      <text:p text:style-name="P9">NAME &lt;- function(reqparam1, reqparam2, optparam=TRUE)</text:p>
      <text:p text:style-name="P9">{</text:p>
      <text:p text:style-name="P9"><text:tab/>#CODE</text:p>
      <text:p text:style-name="P9">}</text:p>
      <text:p text:style-name="P10"/>
      <text:p text:style-name="P10">We the code already, we just need to tweak it very slightly...</text:p>
      <text:p text:style-name="P28"/>
      <text:p text:style-name="P7">slidingwindowplot &lt;- function(windowsize, inputseq)</text:p>
      <text:p text:style-name="P7">{</text:p>
      <text:p text:style-name="P7"><text:tab/># all code from C goes here – with change described below!</text:p>
      <text:p text:style-name="P7">}</text:p>
      <text:p text:style-name="P28"/>
      <text:p text:style-name="P23"><text:span text:style-name="T7">Alter your code so that instead of using “dengueseq” it uses “inputseq”, and instead of hard coding 2000 in as our window size, use “windowsize”). I recommend doing this in a </text:span><text:span text:style-name="T10">separate</text:span><text:span text:style-name="T7"> </text:span><text:span text:style-name="T9">script window</text:span><text:span text:style-name="T7">. Beware of quotation weirdness.</text:span></text:p>
      <text:p text:style-name="P29"/>
      <text:p text:style-name="P29"/>
      <text:p text:style-name="P29"/>
      <text:p text:style-name="P29"/>
      <text:p text:style-name="P29"/>
      <text:p text:style-name="P29"/>
      <text:p text:style-name="P29"/>
      <text:p text:style-name="P29"/>
      <text:p text:style-name="P29"/>
      <text:p text:style-name="P10">This function will make a sliding window plot of GC content for a particular input sequence specified by the user, using a particular window size specified by the user. Once you have typed in this function once, you can use it again and again to make sliding window plots of GC contents for different input DNA sequences, with different window sizes. For example, you could create two different sliding window plots of the DEN-1 Dengue virus genome sequence, using window sizes of 3000 and 300 nucleotides, respectively:</text:p>
      <text:p text:style-name="P28"/>
      <text:p text:style-name="P7">slidingwindowplot(3000, dengueseq); </text:p>
      <text:p text:style-name="P7">slidingwindowplot(300, dengueseq);</text:p>
      <text:p text:style-name="P28"/>
      <text:p text:style-name="P23"><text:soft-page-break/><text:span text:style-name="T3">NOTE: </text:span><text:span text:style-name="T2">It is very typical to build code this way – starting with a finite case, then building up to a more flexible function. We build the code we wanted to run in the loop, then made it flexible with changing the hardcoded values to the ones defined in the for loop. We then made the graphing code using a finite window size and an example sequence, then made the function more flexible with changing the hardcoded sequence name and window size to flexible variables. <text:s/>It may seem slow, but it’s MUCH easier to troubleshoot and approach than starting with “I’m going to write a function to make sliding window plots”!!!!!</text:span></text:p>
      <text:p text:style-name="P28"/>
      <text:p text:style-name="P18">Paste the following values into an email if you want me to “grade” them!</text:p>
      <text:p text:style-name="P10">slidingwindowplot.R - contains your complete function </text:p>
      <text:p text:style-name="P10">Plot from slidingwindowplot(300, denguese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0835in" fo:margin-right="0in" fo:margin-top="0.0555in" fo:margin-bottom="0in" loext:contextual-spacing="false" fo:line-height="0.211in" fo:text-indent="0in" style:auto-text-indent="false"/>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0.0819in" fo:margin-right="0in" fo:text-indent="-0.1681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ListLabel_20_4" style:display-name="ListLabel 4" style:family="text">
      <style:text-properties style:font-name="Cambria" fo:font-family="Cambria" style:font-family-generic="roman"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font-weight-complex="bold" style:text-scale="100%"/>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4" style:num-suffix="." style:num-format="A" style:num-letter-sync="true">
        <style:list-level-properties text:list-level-position-and-space-mode="label-alignment">
          <style:list-level-label-alignment text:label-followed-by="listtab" fo:text-indent="-0.1689in" fo:margin-left="0.2516in"/>
        </style:list-level-properties>
      </text:list-level-style-number>
      <text:list-level-style-bullet text:level="2" text:style-name="ListLabel_20_5" style:num-suffix="" text:bullet-char="">
        <style:list-level-properties text:list-level-position-and-space-mode="label-alignment">
          <style:list-level-label-alignment text:label-followed-by="listtab" fo:text-indent="-0.1689in" fo:margin-left="0.8874in"/>
        </style:list-level-properties>
        <style:text-properties style:font-name="Symbol"/>
      </text:list-level-style-bullet>
      <text:list-level-style-bullet text:level="3" text:style-name="ListLabel_20_6" style:num-suffix="" text:bullet-char="">
        <style:list-level-properties text:list-level-position-and-space-mode="label-alignment">
          <style:list-level-label-alignment text:label-followed-by="listtab" fo:text-indent="-0.1689in" fo:margin-left="1.5252in"/>
        </style:list-level-properties>
        <style:text-properties style:font-name="Symbol"/>
      </text:list-level-style-bullet>
      <text:list-level-style-bullet text:level="4" text:style-name="ListLabel_20_7" style:num-suffix="" text:bullet-char="">
        <style:list-level-properties text:list-level-position-and-space-mode="label-alignment">
          <style:list-level-label-alignment text:label-followed-by="listtab" fo:text-indent="-0.1689in" fo:margin-left="2.1626in"/>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fo:text-indent="-0.1689in" fo:margin-left="2.8in"/>
        </style:list-level-properties>
        <style:text-properties style:font-name="Symbol"/>
      </text:list-level-style-bullet>
      <text:list-level-style-bullet text:level="6" text:style-name="ListLabel_20_9" style:num-suffix="" text:bullet-char="">
        <style:list-level-properties text:list-level-position-and-space-mode="label-alignment">
          <style:list-level-label-alignment text:label-followed-by="listtab" fo:text-indent="-0.1689in" fo:margin-left="3.4374in"/>
        </style:list-level-properties>
        <style:text-properties style:font-name="Symbol"/>
      </text:list-level-style-bullet>
      <text:list-level-style-bullet text:level="7" text:style-name="ListLabel_20_10" style:num-suffix="" text:bullet-char="">
        <style:list-level-properties text:list-level-position-and-space-mode="label-alignment">
          <style:list-level-label-alignment text:label-followed-by="listtab" fo:text-indent="-0.1689in" fo:margin-left="4.0752in"/>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1689in" fo:margin-left="4.7126in"/>
        </style:list-level-properties>
        <style:text-properties style:font-name="Symbol"/>
      </text:list-level-style-bullet>
      <text:list-level-style-bullet text:level="9" text:style-name="ListLabel_20_12" style:num-suffix="" text:bullet-char="">
        <style:list-level-properties text:list-level-position-and-space-mode="label-alignment">
          <style:list-level-label-alignment text:label-followed-by="listtab" fo:text-indent="-0.1689in" fo:margin-left="5.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line-height="4%"/>
      <style:text-properties fo:font-size="10pt" style:font-size-asian="10pt"/>
    </style:style>
    <style:style style:name="MP2" style:family="paragraph" style:parent-style-name="Frame_20_contents">
      <style:paragraph-properties fo:margin-left="0.0138in" fo:margin-right="0in" fo:line-height="0.1701in" fo:text-indent="0in" style:auto-text-indent="false"/>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margin-left="0.028in" fo:margin-right="0in" fo:line-height="0.1701in" fo:text-indent="0in" style:auto-text-indent="false"/>
    </style:style>
    <style:style style:name="MP5" style:family="paragraph" style:parent-style-name="Frame_20_contents">
      <style:paragraph-properties fo:margin-left="0.028in" fo:margin-right="0in" fo:line-height="0.1701in" fo:text-indent="0in" style:auto-text-indent="false"/>
      <style:text-properties style:use-window-font-color="true"/>
    </style:style>
    <style:style style:name="MT1" style:family="text">
      <style:text-properties style:use-window-font-color="true"/>
    </style:style>
    <style:style style:name="Mfr1" style:family="graphic" style:parent-style-name="Frame">
      <style:graphic-properties style:wrap="run-through" style:number-wrapped-paragraphs="no-limit" style:vertical-pos="from-top" style:vertical-rel="page" style:horizontal-pos="from-left" style:horizontal-rel="page" draw:opacity="0%" fo:padding="0.0591in" fo:border="none" draw:textarea-vertical-align="top"/>
    </style:style>
    <style:style style:name="Mgr1" style:family="graphic" style:parent-style-name="Frame">
      <style:graphic-properties draw:stroke="none" svg:stroke-width="0in" draw:fill="none" draw:textarea-vertical-align="top" draw:auto-grow-height="false" fo:min-height="0.1819in" fo:min-width="0.2602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parent-style-name="Frame">
      <style:graphic-properties draw:stroke="none" svg:stroke-width="0in" draw:fill="none" draw:textarea-vertical-align="top" draw:auto-grow-height="false" fo:min-height="0.1819in" fo:min-width="0.2882in" fo:padding-top="0in" fo:padding-bottom="0in" fo:padding-left="0in" fo:padding-right="0in" fo:wrap-option="wrap"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445in" fo:margin-bottom="0.7063in" fo:margin-left="0.9165in" fo:margin-right="0.9583in" style:writing-mode="lr-tb" style:layout-grid-color="#c0c0c0" style:layout-grid-lines="55"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272in" fo:margin-left="0in" fo:margin-right="0in" fo:margin-top="0.0874in" style:dynamic-spacing="true"/>
      </style:footer-style>
    </style:page-layout>
  </office:automatic-styles>
  <office:master-styles>
    <style:master-page style:name="Standard" style:page-layout-name="Mpm1"/>
    <style:master-page style:name="Converted3" style:page-layout-name="Mpm2">
      <style:footer>
        <text:p text:style-name="MP1"><draw:custom-shape text:anchor-type="paragraph" draw:z-index="5" draw:name="graphic2" draw:style-name="Mgr1" draw:text-style-name="MP3" svg:width="0.2598in" svg:height="0.1815in" svg:x="4.1193in" svg:y="10.1409in"><text:p text:style-name="MP2"><text:span text:style-name="MT1">14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5" style:page-layout-name="Mpm2">
      <style:footer>
        <text:p text:style-name="MP1"><draw:custom-shape text:anchor-type="paragraph" draw:z-index="6" draw:name="graphic3" draw:style-name="Mgr2" draw:text-style-name="MP3" svg:width="0.2878in" svg:height="0.1815in" svg:x="4.1055in" svg:y="10.1409in"><text:p text:style-name="MP4"><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3" text:anchor-type="paragraph" svg:x="4.1055in" svg:y="10.1409in" svg:width="0.2882in" svg:height="0.1819in" draw:z-index="0"><draw:text-box><text:p text:style-name="MP5"><text:page-number text:select-page="current">0</text:page-number></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6:37:43.288326682</meta:creation-date>
    <dc:date>2018-03-20T16:17:50.930936236</dc:date>
    <meta:editing-duration>PT10M20S</meta:editing-duration>
    <meta:editing-cycles>5</meta:editing-cycles>
    <meta:generator>LibreOffice/5.1.6.2$Linux_X86_64 LibreOffice_project/10m0$Build-2</meta:generator>
    <meta:document-statistic meta:table-count="0" meta:image-count="0" meta:object-count="0" meta:page-count="6" meta:paragraph-count="85" meta:word-count="1483" meta:character-count="8686" meta:non-whitespace-character-count="7224"/>
  </office:meta>
</office:document-meta>
</file>